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language="ru" fo:country="RU" officeooo:rsid="0004fabb" officeooo:paragraph-rsid="0004fa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Речь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17T13:12:59.118000000</dc:date>
    <meta:editing-duration>PT59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2.2.2$Windows_X86_64 LibreOffice_project/02b2acce88a210515b4a5bb2e46cbfb63fe97d56</meta:generator>
  </office:meta>
</office:document-meta>
</file>